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style:font-name="Times New Roman1" fo:font-size="14pt" fo:font-weight="normal" style:font-name-asian="Times New Roman1" style:font-size-asian="12.25pt" style:font-weight-asian="normal" style:font-name-complex="Times New Roman1" style:font-size-complex="14pt" style:font-weight-complex="normal"/>
    </style:style>
    <style:style style:name="P7" style:family="paragraph" style:parent-style-name="Standard" style:list-style-name="L1">
      <style:text-properties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 style:list-style-name="L1">
      <style:text-properties style:use-window-font-color="true"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ff00ff"/>
    </style:style>
    <style:style style:name="T4" style:family="text">
      <style:text-properties fo:color="#ff00ff" style:font-name="Times New Roman1" fo:font-size="14pt" fo:font-weight="normal" style:font-name-asian="Times New Roman1" style:font-size-asian="12.25pt" style:font-weight-asian="normal" style:font-name-complex="Times New Roman1" style:font-size-complex="14pt" style:font-weight-complex="normal"/>
    </style:style>
    <style:style style:name="T5" style:family="text">
      <style:text-properties fo:color="#ff00ff"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8" style:family="text">
      <style:text-properties style:font-name="Times New Roman1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9" style:family="text"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T10" style:family="text">
      <style:text-properties style:font-name="Times New Roman1" fo:font-size="14pt" fo:font-weight="normal" style:font-name-asian="Times New Roman1" style:font-size-asian="12.25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15" style:family="text">
      <style:text-properties style:use-window-font-color="true"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use-window-font-color="true" style:font-name="Times New Roman1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17" style:family="text">
      <style:text-properties style:use-window-font-color="true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18" style:family="text">
      <style:text-properties style:use-window-font-color="true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19" style:family="text">
      <style:text-properties style:use-window-font-color="true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T20" style:family="text">
      <style:text-properties style:use-window-font-color="true" style:font-name="Times New Roman1" fo:font-size="18pt" fo:font-weight="bold" style:font-name-asian="Times New Roman1" style:font-size-asian="18pt" style:font-weight-asian="bold" style:font-name-complex="Times New Roman1" style:font-size-complex="18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 2</text:p>
      <text:p text:style-name="P3"/>
      <text:p text:style-name="P4">Exercice 1 :</text:p>
      <text:p text:style-name="P1"/>
      <text:p text:style-name="P1">-<text:span text:style-name="T3">Étudiant</text:span> (<text:span text:style-name="T1">INE</text:span>, nom, prénom, cursus)</text:p>
      <text:p text:style-name="P1">-<text:span text:style-name="T3">Note</text:span> (<text:span text:style-name="T1">INE, nom_cours</text:span>, note)</text:p>
      <text:p text:style-name="P1">-<text:span text:style-name="T3">Enseignement</text:span> (<text:span text:style-name="T1">nom_cours</text:span><text:span text:style-name="T2">, </text:span><text:span text:style-name="T1">cursus</text:span>, coeff, nbheures)</text:p>
      <text:p text:style-name="P1">-<text:span text:style-name="T3">Personnel</text:span> (<text:span text:style-name="T1">numéro</text:span>, nompers, prenompers)</text:p>
      <text:p text:style-name="P1">-<text:span text:style-name="T3">Enseigne</text:span> (<text:span text:style-name="T1">numéro</text:span>, <text:span text:style-name="T1">cursus</text:span>, <text:span text:style-name="T1">nomcours</text:span>)</text:p>
      <text:p text:style-name="P1">Discutable puisque dans EDT</text:p>
      <text:p text:style-name="P1">-<text:span text:style-name="T3">EDT</text:span> (cursus, nom_cours, <text:span text:style-name="T1">numéro</text:span>, <text:span text:style-name="T1">jour</text:span>, <text:span text:style-name="T1">heure</text:span>, salle)</text:p>
      <text:p text:style-name="P1">Clés possibles : { jour, heure, salle } , { numéro, jour, heure } , { cursus, jour, heure }.</text:p>
      <text:p text:style-name="Standard"/>
      <text:p text:style-name="Standard"/>
      <text:list xml:id="list11843353291" text:style-name="L1">
        <text:list-item>
          <text:p text:style-name="P5"><text:span text:style-name="T6">Π</text:span><text:span text:style-name="T13">INE</text:span><text:span text:style-name="T9"> ( </text:span><text:span text:style-name="T7">σ </text:span><text:span text:style-name="T14">cursus = c</text:span><text:span text:style-name="T10"> ( </text:span><text:span text:style-name="T4">Étudiant</text:span><text:span text:style-name="T10"> ))</text:span></text:p>
          <text:p text:style-name="P6"/>
        </text:list-item>
        <text:list-item>
          <text:p text:style-name="P5"><text:span text:style-name="T7">Π</text:span><text:span text:style-name="T14">nom_cours</text:span><text:span text:style-name="T10"> ( <text:s/></text:span><text:span text:style-name="T7">σ </text:span><text:span text:style-name="T14">salle = L106, jour = mardi, heure = 11</text:span><text:span text:style-name="T10"> ( </text:span><text:span text:style-name="T4">EDT</text:span><text:span text:style-name="T10"> ))</text:span></text:p>
          <text:p text:style-name="P6"/>
        </text:list-item>
        <text:list-item>
          <text:p text:style-name="P5"><text:span text:style-name="T7">Π</text:span><text:span text:style-name="T14">nom_cours</text:span><text:span text:style-name="T10"> ( ( </text:span><text:span text:style-name="T7">σ </text:span><text:span text:style-name="T14"><text:s/>nom = n, prénom = p</text:span><text:span text:style-name="T10"> <text:s/></text:span><text:span text:style-name="T4">Etudiant</text:span><text:span text:style-name="T10"> ) </text:span><text:span text:style-name="T8">►◄ </text:span><text:span text:style-name="T11">( <text:s/></text:span><text:span text:style-name="T5">Enseignement</text:span><text:span text:style-name="T11"> ) )</text:span></text:p>
          <text:p text:style-name="P7"/>
        </text:list-item>
        <text:list-item>
          <text:p text:style-name="P5"><text:span text:style-name="T7">Π</text:span><text:span text:style-name="T14">nom,INE</text:span><text:span text:style-name="T11"> (</text:span><text:span text:style-name="T7">Π</text:span><text:span text:style-name="T14">nom,INE</text:span><text:span text:style-name="T11"> (</text:span><text:span text:style-name="T5">Étudiant</text:span><text:span text:style-name="T15">)</text:span><text:span text:style-name="T11"> <text:s/>- ( </text:span><text:span text:style-name="T7">Π</text:span><text:span text:style-name="T14">nom,INE </text:span><text:span text:style-name="T11">( Étudiant</text:span><text:span text:style-name="T5"> </text:span><text:span text:style-name="T8">►◄</text:span><text:span text:style-name="T11"> ( </text:span><text:span text:style-name="T7">σ</text:span><text:span text:style-name="T12"> </text:span><text:span text:style-name="T14">jour = jeudi, heure = 10</text:span><text:span text:style-name="T11"> ( </text:span><text:span text:style-name="T5">EDT </text:span><text:span text:style-name="T11">)))</text:span></text:p>
          <text:p text:style-name="P7"/>
        </text:list-item>
        <text:list-item>
          <text:p text:style-name="P5"><text:span text:style-name="T15"><text:s/>(</text:span><text:span text:style-name="T17">Π </text:span><text:span text:style-name="T18">numéro</text:span><text:span text:style-name="T15">(</text:span><text:span text:style-name="T16"> </text:span><text:span text:style-name="T17">σ </text:span><text:span text:style-name="T18">cursus = c1</text:span><text:span text:style-name="T15"> (</text:span><text:span text:style-name="T5">Enseigne</text:span><text:span text:style-name="T15">)) </text:span><text:span text:style-name="T19">∩ </text:span><text:span text:style-name="T15">(</text:span><text:span text:style-name="T17">Π </text:span><text:span text:style-name="T18">numéro (</text:span><text:span text:style-name="T17">σ </text:span><text:span text:style-name="T18">cursus = c2</text:span><text:span text:style-name="T15"> (</text:span><text:span text:style-name="T5">Enseigne</text:span><text:span text:style-name="T15">))</text:span></text:p>
          <text:p text:style-name="P8"/>
        </text:list-item>
        <text:list-item>
          <text:p text:style-name="P5"><text:span text:style-name="T17"><text:s text:c="2"/>Π </text:span><text:span text:style-name="T18">numero,cursus </text:span><text:span text:style-name="T15">(</text:span><text:span text:style-name="T5">Enseigne</text:span><text:span text:style-name="T15">) </text:span><text:span text:style-name="T20">: </text:span><text:span text:style-name="T15">(</text:span><text:span text:style-name="T17">Π </text:span><text:span text:style-name="T18">cursus</text:span><text:span text:style-name="T15"> (</text:span><text:span text:style-name="T5">Enseigne</text:span><text:span text:style-name="T15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20T10:56:33</meta:creation-date>
    <dc:date>2012-09-27T10:22:14</dc:date>
    <dc:creator>Compte etudiant</dc:creator>
    <meta:editing-duration>PT1H7M21S</meta:editing-duration>
    <meta:editing-cycles>30</meta:editing-cycles>
    <meta:generator>LibreOffice/3.5$Linux_x86 LibreOffice_project/350m1$Build-2</meta:generator>
    <meta:document-statistic meta:table-count="0" meta:image-count="0" meta:object-count="0" meta:page-count="1" meta:paragraph-count="16" meta:word-count="147" meta:character-count="389" meta:non-whitespace-character-count="647"/>
  </office:meta>
</office:document-meta>
</file>